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rate=1.55</text:p>
      <text:p text:style-name="Standaard">tollstart=05:00</text:p>
      <text:p text:style-name="Standaard">tollstop=22:00</text:p>
      <text:p text:style-name="Standaard">lanecount=0</text:p>
      <text:p text:style-name="Standaard">connstring={cipher}5eeefc741591596005ddd38168830ea5001d082a470e1d1dbc2e9634c7f8453221230fc135819b077de8df37040facc9c9b294d5ffdb05c7170484159e69f9d1bdad70c7768635df1a1d8f67fa57ed1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ma Lopes</meta:initial-creator>
    <dc:creator>Nema Lopes</dc:creator>
    <meta:creation-date>2023-04-26T15:26:00Z</meta:creation-date>
    <dc:date>2023-04-26T15:27:00Z</dc:date>
    <meta:template xlink:href="Normal" xlink:type="simple"/>
    <meta:editing-cycles>1</meta:editing-cycles>
    <meta:editing-duration>PT60S</meta:editing-duration>
    <meta:document-statistic meta:page-count="1" meta:paragraph-count="1" meta:word-count="35" meta:character-count="232" meta:row-count="1" meta:non-whitespace-character-count="198"/>
  </office:meta>
</office:document-meta>
</file>